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2.692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svg:stroke-color="#c0c0c0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00%" fo:text-align="start"/>
      <style:text-properties fo:font-size="11pt" style:font-size-asian="11pt" style:font-size-complex="11pt"/>
    </style:style>
    <style:style style:name="P4" style:family="paragraph">
      <style:paragraph-properties fo:line-height="100%"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154cm" svg:y1="1.889cm" svg:x2="14.154cm" svg:y2="20.05cm">
          <text:p/>
        </draw:line>
        <draw:g>
          <draw:g>
            <draw:custom-shape draw:style-name="gr2" draw:text-style-name="P1" draw:layer="layout" svg:width="0.413cm" svg:height="0.248cm" svg:x="7.959cm" svg:y="4.384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959cm" svg:y1="4.384cm" svg:x2="8.166cm" svg:y2="4.508cm">
              <text:p/>
            </draw:line>
            <draw:line draw:style-name="gr3" draw:text-style-name="P1" draw:layer="layout" svg:x1="8.372cm" svg:y1="4.384cm" svg:x2="8.165cm" svg:y2="4.508cm">
              <text:p/>
            </draw:line>
          </draw:g>
          <draw:g>
            <draw:custom-shape draw:style-name="gr2" draw:text-style-name="P1" draw:layer="layout" svg:width="0.413cm" svg:height="0.248cm" svg:x="7.919cm" svg:y="4.4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919cm" svg:y1="4.427cm" svg:x2="8.126cm" svg:y2="4.551cm">
              <text:p/>
            </draw:line>
            <draw:line draw:style-name="gr3" draw:text-style-name="P1" draw:layer="layout" svg:x1="8.333cm" svg:y1="4.427cm" svg:x2="8.126cm" svg:y2="4.551cm">
              <text:p/>
            </draw:line>
          </draw:g>
          <draw:custom-shape draw:style-name="gr4" draw:text-style-name="P1" draw:layer="layout" svg:width="0.992cm" svg:height="0.992cm" svg:x="7.219cm" svg:y="4.565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7.88cm" svg:y="4.466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7.88cm" svg:y1="4.466cm" svg:x2="8.087cm" svg:y2="4.59cm">
              <text:p/>
            </draw:line>
            <draw:line draw:style-name="gr3" draw:text-style-name="P1" draw:layer="layout" svg:x1="8.294cm" svg:y1="4.466cm" svg:x2="8.087cm" svg:y2="4.59cm">
              <text:p/>
            </draw:line>
          </draw:g>
          <draw:frame draw:style-name="gr5" draw:text-style-name="P2" draw:layer="layout" svg:width="3.937cm" svg:height="1.012cm" svg:x="5.813cm" svg:y="5.684cm">
            <draw:text-box>
              <text:p text:style-name="P2"><text:span text:style-name="T1">APIFrontActor</text:span></text:p>
            </draw:text-box>
          </draw:frame>
        </draw:g>
        <draw:custom-shape draw:style-name="gr4" draw:text-style-name="P1" draw:layer="layout" svg:width="0.992cm" svg:height="0.992cm" svg:x="7.293cm" svg:y="12.396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6.731cm" svg:height="1.012cm" svg:x="4.451cm" svg:y="17.109cm">
          <draw:text-box>
            <text:p text:style-name="P2"><text:span text:style-name="T1">APIFrontReplierActor</text:span></text:p>
          </draw:text-box>
        </draw:fram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2.395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3.562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3.561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4.788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4.787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3cm" svg:y="15.954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0.992cm" svg:height="0.992cm" svg:x="7.292cm" svg:y="15.953cm">
          <text:p/>
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custom-shape draw:style-name="gr2" draw:text-style-name="P1" draw:layer="layout" svg:width="0.413cm" svg:height="0.248cm" svg:x="18.686cm" svg:y="4.38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86cm" svg:y1="4.383cm" svg:x2="18.893cm" svg:y2="4.507cm">
              <text:p/>
            </draw:line>
            <draw:line draw:style-name="gr3" draw:text-style-name="P1" draw:layer="layout" svg:x1="19.099cm" svg:y1="4.383cm" svg:x2="18.892cm" svg:y2="4.507cm">
              <text:p/>
            </draw:line>
          </draw:g>
          <draw:g>
            <draw:custom-shape draw:style-name="gr2" draw:text-style-name="P1" draw:layer="layout" svg:width="0.413cm" svg:height="0.248cm" svg:x="18.646cm" svg:y="4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8.646cm" svg:y1="4.426cm" svg:x2="18.853cm" svg:y2="4.55cm">
              <text:p/>
            </draw:line>
            <draw:line draw:style-name="gr3" draw:text-style-name="P1" draw:layer="layout" svg:x1="19.06cm" svg:y1="4.426cm" svg:x2="18.853cm" svg:y2="4.55cm">
              <text:p/>
            </draw:line>
          </draw:g>
          <draw:custom-shape draw:style-name="gr4" draw:text-style-name="P1" draw:layer="layout" svg:width="0.992cm" svg:height="0.992cm" svg:x="17.946cm" svg:y="4.564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8.607cm" svg:y="4.465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8.607cm" svg:y1="4.465cm" svg:x2="18.814cm" svg:y2="4.589cm">
              <text:p/>
            </draw:line>
            <draw:line draw:style-name="gr3" draw:text-style-name="P1" draw:layer="layout" svg:x1="19.021cm" svg:y1="4.465cm" svg:x2="18.814cm" svg:y2="4.589cm">
              <text:p/>
            </draw:line>
          </draw:g>
          <draw:frame draw:style-name="gr5" draw:text-style-name="P2" draw:layer="layout" svg:width="3.937cm" svg:height="1.012cm" svg:x="16.54cm" svg:y="5.683cm">
            <draw:text-box>
              <text:p text:style-name="P2"><text:span text:style-name="T1">RepoFacad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23.553cm" svg:y="11.6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53cm" svg:y1="11.633cm" svg:x2="23.76cm" svg:y2="11.757cm">
              <text:p/>
            </draw:line>
            <draw:line draw:style-name="gr3" draw:text-style-name="P1" draw:layer="layout" svg:x1="23.966cm" svg:y1="11.633cm" svg:x2="23.759cm" svg:y2="11.757cm">
              <text:p/>
            </draw:line>
          </draw:g>
          <draw:g>
            <draw:custom-shape draw:style-name="gr2" draw:text-style-name="P1" draw:layer="layout" svg:width="0.413cm" svg:height="0.248cm" svg:x="23.513cm" svg:y="11.6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513cm" svg:y1="11.676cm" svg:x2="23.72cm" svg:y2="11.8cm">
              <text:p/>
            </draw:line>
            <draw:line draw:style-name="gr3" draw:text-style-name="P1" draw:layer="layout" svg:x1="23.927cm" svg:y1="11.676cm" svg:x2="23.72cm" svg:y2="11.8cm">
              <text:p/>
            </draw:line>
          </draw:g>
          <draw:custom-shape draw:style-name="gr4" draw:text-style-name="P1" draw:layer="layout" svg:width="0.992cm" svg:height="0.992cm" svg:x="22.813cm" svg:y="11.814cm">
            <text:p/>
  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23.474cm" svg:y="11.7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23.474cm" svg:y1="11.715cm" svg:x2="23.681cm" svg:y2="11.839cm">
              <text:p/>
            </draw:line>
            <draw:line draw:style-name="gr3" draw:text-style-name="P1" draw:layer="layout" svg:x1="23.888cm" svg:y1="11.715cm" svg:x2="23.681cm" svg:y2="11.839cm">
              <text:p/>
            </draw:line>
          </draw:g>
          <draw:frame draw:style-name="gr6" draw:text-style-name="P2" draw:layer="layout" svg:width="3.937cm" svg:height="2.942cm" svg:x="21.407cm" svg:y="12.933cm">
            <draw:text-box>
              <text:p text:style-name="P2"><text:span text:style-name="T1">RepoStorageActor</text:span></text:p>
            </draw:text-box>
          </draw:frame>
        </draw:g>
        <draw:g>
          <draw:g>
            <draw:custom-shape draw:style-name="gr2" draw:text-style-name="P1" draw:layer="layout" svg:width="0.413cm" svg:height="0.248cm" svg:x="17.083cm" svg:y="15.79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83cm" svg:y1="15.791cm" svg:x2="17.29cm" svg:y2="15.915cm">
              <text:p/>
            </draw:line>
            <draw:line draw:style-name="gr3" draw:text-style-name="P1" draw:layer="layout" svg:x1="17.496cm" svg:y1="15.791cm" svg:x2="17.289cm" svg:y2="15.915cm">
              <text:p/>
            </draw:line>
          </draw:g>
          <draw:g>
            <draw:custom-shape draw:style-name="gr2" draw:text-style-name="P1" draw:layer="layout" svg:width="0.413cm" svg:height="0.248cm" svg:x="17.043cm" svg:y="15.8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17.043cm" svg:y1="15.834cm" svg:x2="17.25cm" svg:y2="15.958cm">
              <text:p/>
            </draw:line>
            <draw:line draw:style-name="gr3" draw:text-style-name="P1" draw:layer="layout" svg:x1="17.457cm" svg:y1="15.834cm" svg:x2="17.25cm" svg:y2="15.958cm">
              <text:p/>
            </draw:line>
          </draw:g>
          <draw:custom-shape draw:style-name="gr4" draw:text-style-name="P1" draw:layer="layout" svg:width="0.992cm" svg:height="0.992cm" svg:x="16.343cm" svg:y="15.972cm">
            <text:p/>
            <draw:enhanced-geometry svg:viewBox="0 0 21600 21600" draw:text-areas="0 0 21600 21600" draw:type="circular-arrow" draw:modifiers="48.6055237247127 13.0043535204341 9372.2947970285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2" draw:text-style-name="P1" draw:layer="layout" svg:width="0.413cm" svg:height="0.248cm" svg:x="17.004cm" svg:y="15.873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7.004cm" svg:y1="15.873cm" svg:x2="17.211cm" svg:y2="15.997cm">
              <text:p/>
            </draw:line>
            <draw:line draw:style-name="gr3" draw:text-style-name="P1" draw:layer="layout" svg:x1="17.418cm" svg:y1="15.873cm" svg:x2="17.211cm" svg:y2="15.997cm">
              <text:p/>
            </draw:line>
          </draw:g>
          <draw:frame draw:style-name="gr5" draw:text-style-name="P2" draw:layer="layout" svg:width="8.478cm" svg:height="1.012cm" svg:x="12.703cm" svg:y="17.091cm">
            <draw:text-box>
              <text:p text:style-name="P2"><text:span text:style-name="T1">RepoGeoIndexedActor</text:span></text:p>
            </draw:text-box>
          </draw:frame>
        </draw:g>
        <draw:line draw:style-name="gr7" draw:text-style-name="P1" draw:layer="layout" svg:x1="8.434cm" svg:y1="5.018cm" svg:x2="17.583cm" svg:y2="5.018cm">
          <text:p/>
        </draw:line>
        <draw:frame draw:style-name="gr5" draw:text-style-name="P4" draw:layer="layout" svg:width="6.731cm" svg:height="2.411cm" svg:x="5.559cm" svg:y="17.81cm">
          <draw:text-box>
            <text:p text:style-name="P3">- Dedicated Instances</text:p>
            <text:p text:style-name="P3">- One Actor per HTTP Request</text:p>
            <text:p text:style-name="P3">- Short Life Cycle</text:p>
            <text:p text:style-name="P3">- Hold the Spray RequestContext</text:p>
            <text:p text:style-name="P3">- Timeout Policy</text:p>
          </draw:text-box>
        </draw:frame>
        <draw:line draw:style-name="gr7" draw:text-style-name="P1" draw:layer="layout" svg:x1="18.826cm" svg:y1="6.68cm" svg:x2="23.017cm" svg:y2="11.633cm">
          <text:p/>
        </draw:line>
        <draw:line draw:style-name="gr7" draw:text-style-name="P1" draw:layer="layout" svg:x1="18.318cm" svg:y1="6.68cm" svg:x2="16.875cm" svg:y2="15.478cm">
          <text:p/>
        </draw:line>
        <draw:line draw:style-name="gr7" draw:text-style-name="P1" draw:layer="layout" svg:x1="22.282cm" svg:y1="12.203cm" svg:x2="8.561cm" svg:y2="12.903cm">
          <text:p/>
        </draw:line>
        <draw:line draw:style-name="gr7" draw:text-style-name="P1" draw:layer="layout" svg:x1="15.986cm" svg:y1="16.621cm" svg:x2="8.434cm" svg:y2="16.459cm">
          <text:p/>
        </draw:line>
        <draw:line draw:style-name="gr7" draw:text-style-name="P1" draw:layer="layout" svg:x1="15.986cm" svg:y1="16.24cm" svg:x2="8.434cm" svg:y2="15.316cm">
          <text:p/>
        </draw:line>
        <draw:line draw:style-name="gr8" draw:text-style-name="P1" draw:layer="layout" svg:x1="22.155cm" svg:y1="12.711cm" svg:x2="8.561cm" svg:y2="14.173cm">
          <text:p/>
        </draw:line>
        <draw:g>
          <draw:g>
            <draw:g>
              <draw:custom-shape draw:style-name="gr2" draw:text-style-name="P1" draw:layer="layout" svg:width="0.677cm" svg:height="0.367cm" svg:x="10.305cm" svg:y="3.3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" draw:text-style-name="P1" draw:layer="layout" svg:x1="10.304cm" svg:y1="3.357cm" svg:x2="10.643cm" svg:y2="3.541cm">
                <text:p/>
              </draw:line>
              <draw:line draw:style-name="gr3" draw:text-style-name="P1" draw:layer="layout" svg:x1="10.982cm" svg:y1="3.357cm" svg:x2="10.643cm" svg:y2="3.541cm">
                <text:p/>
              </draw:line>
            </draw:g>
            <draw:custom-shape draw:style-name="gr9" draw:text-style-name="P1" draw:layer="layout" svg:width="0.704cm" svg:height="0.636cm" svg:x="12.131cm" svg:y="3.222cm">
              <text:p/>
              <draw:enhanced-geometry svg:viewBox="0 0 21600 21600" draw:text-areas="0 0 21600 21600" draw:mirror-horizontal="false" draw:mirror-vertical="false" draw:type="circular-arrow" draw:modifiers="48.6055237247127 13.0043535204341 9372.29479702851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2" draw:text-style-name="P1" draw:layer="layout" svg:width="0.541cm" svg:height="0.489cm" svg:x="11.281cm" svg:y="3.296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974.049803407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0" draw:text-style-name="P5" draw:layer="layout" svg:width="4.78cm" svg:height="1.039cm" svg:x="9.18cm" svg:y="3.905cm">
            <draw:text-box>
              <text:p text:style-name="P5">Messa<text:span text:style-name="T2">ge + APIFrontReplierActor ref</text:span></text:p>
            </draw:text-box>
          </draw:frame>
        </draw:g>
        <draw:line draw:style-name="gr8" draw:text-style-name="P1" draw:layer="layout" svg:x1="22.89cm" svg:y1="13.792cm" svg:x2="17.891cm" svg:y2="16.24cm">
          <text:p/>
        </draw:line>
        <draw:custom-shape draw:style-name="gr2" draw:text-style-name="P1" draw:layer="layout" svg:width="1.016cm" svg:height="1.016cm" svg:x="24.201cm" svg:y="11.7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6" draw:layer="layout" svg:width="3.47cm" svg:height="1.039cm" svg:x="20.958cm" svg:y="9.082cm">
          <draw:text-box>
            <text:p text:style-name="P6">- Get by Id</text:p>
            <text:p text:style-name="P6">- Create Properties</text:p>
          </draw:text-box>
        </draw:frame>
        <draw:frame draw:style-name="gr11" draw:text-style-name="P6" draw:layer="layout" svg:width="2.373cm" svg:height="1.039cm" svg:x="16.794cm" svg:y="9.082cm">
          <draw:text-box>
            <text:p text:style-name="P6">Search by </text:p>
            <text:p text:style-name="P6">Geolocation</text:p>
          </draw:text-box>
        </draw:frame>
        <draw:frame draw:style-name="gr11" draw:text-style-name="P6" draw:layer="layout" svg:width="2.589cm" svg:height="1.039cm" svg:x="19.585cm" svg:y="14.808cm">
          <draw:text-box>
            <text:p text:style-name="P6">Propertie</text:p>
            <text:p text:style-name="P6">Geo Indexing</text:p>
          </draw:text-box>
        </draw:frame>
        <draw:line draw:style-name="gr8" draw:text-style-name="P1" draw:layer="layout" svg:x1="7.718cm" svg:y1="6.807cm" svg:x2="7.718cm" svg:y2="12.014cm">
          <text:p/>
        </draw:line>
        <draw:frame draw:style-name="gr11" draw:text-style-name="P6" draw:layer="layout" svg:width="3.279cm" svg:height="1.039cm" svg:x="6.442cm" svg:y="9.279cm">
          <draw:text-box>
            <text:p text:style-name="P6">Create HTTP </text:p>
            <text:p text:style-name="P6">Responder actors</text:p>
          </draw:text-box>
        </draw:frame>
        <draw:frame draw:style-name="gr11" draw:layer="layout" svg:width="4.384cm" svg:height="0.962cm" svg:x="5.537cm" svg:y="1.344cm">
          <draw:text-box>
            <text:p>Spray - HTTP</text:p>
          </draw:text-box>
        </draw:frame>
        <draw:frame draw:style-name="gr11" draw:layer="layout" svg:width="1.912cm" svg:height="0.962cm" svg:x="17.637cm" svg:y="1.344cm">
          <draw:text-box>
            <text:p>Akka</text:p>
          </draw:text-box>
        </draw:frame>
        <draw:g>
          <draw:custom-shape draw:style-name="gr12" draw:text-style-name="P1" draw:layer="layout" svg:width="0.703cm" svg:height="0.704cm" svg:x="3.133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3.484cm" svg:y1="10.837cm" svg:x2="3.484cm" svg:y2="9.832cm">
            <text:p/>
          </draw:line>
          <draw:g>
            <draw:line draw:style-name="gr13" draw:text-style-name="P1" draw:layer="layout" svg:x1="3.886cm" svg:y1="11.541cm" svg:x2="3.484cm" svg:y2="10.837cm">
              <text:p/>
            </draw:line>
            <draw:line draw:style-name="gr13" draw:text-style-name="P1" draw:layer="layout" svg:x1="3.082cm" svg:y1="11.541cm" svg:x2="3.475cm" svg:y2="10.837cm">
              <text:p/>
            </draw:line>
          </draw:g>
          <draw:line draw:style-name="gr13" draw:text-style-name="P1" draw:layer="layout" svg:x1="3.032cm" svg:y1="10.335cm" svg:x2="3.937cm" svg:y2="10.335cm">
            <text:p/>
          </draw:line>
        </draw:g>
        <draw:line draw:style-name="gr8" draw:text-style-name="P1" draw:layer="layout" svg:x1="4.048cm" svg:y1="8.874cm" svg:x2="5.772cm" svg:y2="6.615cm">
          <text:p/>
        </draw:line>
        <draw:line draw:style-name="gr8" draw:text-style-name="P1" draw:layer="layout" svg:x1="6.534cm" svg:y1="14.616cm" svg:x2="4.175cm" svg:y2="12.049cm">
          <text:p/>
        </draw:line>
        <draw:frame draw:style-name="gr5" draw:text-style-name="P4" draw:layer="layout" svg:width="6.731cm" svg:height="1.012cm" svg:x="14.716cm" svg:y="17.71cm">
          <draw:text-box>
            <text:p text:style-name="P3">- Indexed Using KDT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cio </meta:initial-creator>
    <meta:creation-date>2016-09-25T11:45:47</meta:creation-date>
    <dc:date>2016-09-25T20:58:36</dc:date>
    <dc:creator>darcio </dc:creator>
    <meta:editing-duration>PT8H41M1S</meta:editing-duration>
    <meta:editing-cycles>6</meta:editing-cycles>
    <meta:generator>LibreOffice/3.5$Linux_X86_64 LibreOffice_project/350m1$Build-2</meta:generator>
    <meta:document-statistic meta:object-count="120"/>
  </office:meta>
</office:document-meta>
</file>